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8653145" calcext:value-type="float">
            <text:p>30,28653145</text:p>
          </table:table-cell>
          <table:table-cell office:value-type="float" office:value="2.580678025E-026" calcext:value-type="float">
            <text:p>2,58E-026</text:p>
          </table:table-cell>
          <table:table-cell office:value-type="float" office:value="3.096832037" calcext:value-type="float">
            <text:p>3,096832037</text:p>
          </table:table-cell>
          <table:table-cell table:style-name="ce2" table:formula="of:=([.E3]-[.E2])/[.E2]" office:value-type="float" office:value="0.00339386558171256" calcext:value-type="float">
            <text:p>0,00339386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47" calcext:value-type="float">
            <text:p>15947</text:p>
          </table:table-cell>
          <table:table-cell office:value-type="float" office:value="23.7197876" calcext:value-type="float">
            <text:p>23,7197876</text:p>
          </table:table-cell>
          <table:table-cell office:value-type="float" office:value="4.500538817E-020" calcext:value-type="float">
            <text:p>4,50E-020</text:p>
          </table:table-cell>
          <table:table-cell office:value-type="float" office:value="2.371994495" calcext:value-type="float">
            <text:p>2,37199449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47" calcext:value-type="float">
            <text:p>15947</text:p>
          </table:table-cell>
          <table:table-cell office:value-type="float" office:value="24.31856346" calcext:value-type="float">
            <text:p>24,31856346</text:p>
          </table:table-cell>
          <table:table-cell office:value-type="float" office:value="2.212414425E-020" calcext:value-type="float">
            <text:p>2,21E-020</text:p>
          </table:table-cell>
          <table:table-cell office:value-type="float" office:value="2.37775588" calcext:value-type="float">
            <text:p>2,37775588</text:p>
          </table:table-cell>
          <table:table-cell table:formula="of:=([.E5]-[.E4])/[.E4]" office:value-type="float" office:value="0.00242892005531404" calcext:value-type="float">
            <text:p>0,00242892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99" calcext:value-type="float">
            <text:p>16099</text:p>
          </table:table-cell>
          <table:table-cell office:value-type="float" office:value="25.7252655" calcext:value-type="float">
            <text:p>25,7252655</text:p>
          </table:table-cell>
          <table:table-cell office:value-type="float" office:value="5.141977199E-018" calcext:value-type="float">
            <text:p>5,14E-018</text:p>
          </table:table-cell>
          <table:table-cell office:value-type="float" office:value="1.985876679" calcext:value-type="float">
            <text:p>1,98587667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99" calcext:value-type="float">
            <text:p>16099</text:p>
          </table:table-cell>
          <table:table-cell office:value-type="float" office:value="25.62103653" calcext:value-type="float">
            <text:p>25,62103653</text:p>
          </table:table-cell>
          <table:table-cell office:value-type="float" office:value="2.910856186E-017" calcext:value-type="float">
            <text:p>2,91E-017</text:p>
          </table:table-cell>
          <table:table-cell office:value-type="float" office:value="1.986616373" calcext:value-type="float">
            <text:p>1,986616373</text:p>
          </table:table-cell>
          <table:table-cell table:style-name="ce3" table:formula="of:=([.E7]-[.E6])/[.E6]" office:value-type="float" office:value="0.000372477308295113" calcext:value-type="float">
            <text:p>0,000372477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66" calcext:value-type="float">
            <text:p>16166</text:p>
          </table:table-cell>
          <table:table-cell office:value-type="float" office:value="26.10255814" calcext:value-type="float">
            <text:p>26,10255814</text:p>
          </table:table-cell>
          <table:table-cell office:value-type="float" office:value="3.474365302E-016" calcext:value-type="float">
            <text:p>3,47E-016</text:p>
          </table:table-cell>
          <table:table-cell office:value-type="float" office:value="1.7308954" calcext:value-type="float">
            <text:p>1,730895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66" calcext:value-type="float">
            <text:p>16166</text:p>
          </table:table-cell>
          <table:table-cell office:value-type="float" office:value="25.75674438" calcext:value-type="float">
            <text:p>25,75674438</text:p>
          </table:table-cell>
          <table:table-cell office:value-type="float" office:value="3.30039781E-015" calcext:value-type="float">
            <text:p>3,30E-015</text:p>
          </table:table-cell>
          <table:table-cell office:value-type="float" office:value="1.73170495" calcext:value-type="float">
            <text:p>1,73170495</text:p>
          </table:table-cell>
          <table:table-cell table:style-name="ce3" table:formula="of:=([.E9]-[.E8])/[.E8]" office:value-type="float" office:value="0.000467705905278879" calcext:value-type="float">
            <text:p>0,000467705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62" calcext:value-type="float">
            <text:p>16262</text:p>
          </table:table-cell>
          <table:table-cell office:value-type="float" office:value="25.96543503" calcext:value-type="float">
            <text:p>25,96543503</text:p>
          </table:table-cell>
          <table:table-cell office:value-type="float" office:value="0.00000000000002034649033" calcext:value-type="float">
            <text:p>2,03E-014</text:p>
          </table:table-cell>
          <table:table-cell office:value-type="float" office:value="1.549738407" calcext:value-type="float">
            <text:p>1,54973840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62" calcext:value-type="float">
            <text:p>16262</text:p>
          </table:table-cell>
          <table:table-cell office:value-type="float" office:value="25.79068375" calcext:value-type="float">
            <text:p>25,79068375</text:p>
          </table:table-cell>
          <table:table-cell office:value-type="float" office:value="0.0000000000001298470744" calcext:value-type="float">
            <text:p>1,30E-013</text:p>
          </table:table-cell>
          <table:table-cell office:value-type="float" office:value="1.550579906" calcext:value-type="float">
            <text:p>1,550579906</text:p>
          </table:table-cell>
          <table:table-cell table:style-name="ce3" table:formula="of:=([.E11]-[.E10])/[.E10]" office:value-type="float" office:value="0.000542994221604833" calcext:value-type="float">
            <text:p>0,00054299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91" calcext:value-type="float">
            <text:p>16391</text:p>
          </table:table-cell>
          <table:table-cell office:value-type="float" office:value="25.80325699" calcext:value-type="float">
            <text:p>25,80325699</text:p>
          </table:table-cell>
          <table:table-cell office:value-type="float" office:value="0.000000000001110739647" calcext:value-type="float">
            <text:p>1,11E-012</text:p>
          </table:table-cell>
          <table:table-cell office:value-type="float" office:value="1.405125856" calcext:value-type="float">
            <text:p>1,40512585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91" calcext:value-type="float">
            <text:p>16391</text:p>
          </table:table-cell>
          <table:table-cell office:value-type="float" office:value="25.81673813" calcext:value-type="float">
            <text:p>25,81673813</text:p>
          </table:table-cell>
          <table:table-cell office:value-type="float" office:value="0.0000000000004876371659" calcext:value-type="float">
            <text:p>4,88E-013</text:p>
          </table:table-cell>
          <table:table-cell office:value-type="float" office:value="1.405551314" calcext:value-type="float">
            <text:p>1,405551314</text:p>
          </table:table-cell>
          <table:table-cell table:formula="of:=([.E13]-[.E12])/[.E12]" office:value-type="float" office:value="0.000302789958766544" calcext:value-type="float">
            <text:p>0,0003027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531" calcext:value-type="float">
            <text:p>16531</text:p>
          </table:table-cell>
          <table:table-cell office:value-type="float" office:value="25.86175346" calcext:value-type="float">
            <text:p>25,86175346</text:p>
          </table:table-cell>
          <table:table-cell office:value-type="float" office:value="0.00000000000928809113" calcext:value-type="float">
            <text:p>9,29E-012</text:p>
          </table:table-cell>
          <table:table-cell office:value-type="float" office:value="1.286913037" calcext:value-type="float">
            <text:p>1,28691303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531" calcext:value-type="float">
            <text:p>16531</text:p>
          </table:table-cell>
          <table:table-cell office:value-type="float" office:value="26.05629349" calcext:value-type="float">
            <text:p>26,05629349</text:p>
          </table:table-cell>
          <table:table-cell office:value-type="float" office:value="0.000000000003433667847" calcext:value-type="float">
            <text:p>3,43E-012</text:p>
          </table:table-cell>
          <table:table-cell office:value-type="float" office:value="1.287613869" calcext:value-type="float">
            <text:p>1,287613869</text:p>
          </table:table-cell>
          <table:table-cell table:formula="of:=([.E15]-[.E14])/[.E14]" office:value-type="float" office:value="0.00054458380624823" calcext:value-type="float">
            <text:p>0,000544583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629" calcext:value-type="float">
            <text:p>16629</text:p>
          </table:table-cell>
          <table:table-cell office:value-type="float" office:value="26.07459831" calcext:value-type="float">
            <text:p>26,07459831</text:p>
          </table:table-cell>
          <table:table-cell office:value-type="float" office:value="0.00000000001154060094" calcext:value-type="float">
            <text:p>1,15E-011</text:p>
          </table:table-cell>
          <table:table-cell office:value-type="float" office:value="1.193102479" calcext:value-type="float">
            <text:p>1,19310247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629" calcext:value-type="float">
            <text:p>16629</text:p>
          </table:table-cell>
          <table:table-cell office:value-type="float" office:value="26.19092751" calcext:value-type="float">
            <text:p>26,19092751</text:p>
          </table:table-cell>
          <table:table-cell office:value-type="float" office:value="0.00000000002206035528" calcext:value-type="float">
            <text:p>2,21E-011</text:p>
          </table:table-cell>
          <table:table-cell office:value-type="float" office:value="1.193467498" calcext:value-type="float">
            <text:p>1,193467498</text:p>
          </table:table-cell>
          <table:table-cell table:formula="of:=([.E17]-[.E16])/[.E16]" office:value-type="float" office:value="0.000305941028892931" calcext:value-type="float">
            <text:p>0,00030594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743" calcext:value-type="float">
            <text:p>16743</text:p>
          </table:table-cell>
          <table:table-cell office:value-type="float" office:value="26.2059288" calcext:value-type="float">
            <text:p>26,2059288</text:p>
          </table:table-cell>
          <table:table-cell office:value-type="float" office:value="0.0000000003385470793" calcext:value-type="float">
            <text:p>3,39E-010</text:p>
          </table:table-cell>
          <table:table-cell office:value-type="float" office:value="1.113328218" calcext:value-type="float">
            <text:p>1,11332821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743" calcext:value-type="float">
            <text:p>16743</text:p>
          </table:table-cell>
          <table:table-cell office:value-type="float" office:value="26.28650856" calcext:value-type="float">
            <text:p>26,28650856</text:p>
          </table:table-cell>
          <table:table-cell office:value-type="float" office:value="0.000000001643898129" calcext:value-type="float">
            <text:p>1,64E-009</text:p>
          </table:table-cell>
          <table:table-cell office:value-type="float" office:value="1.113920808" calcext:value-type="float">
            <text:p>1,113920808</text:p>
          </table:table-cell>
          <table:table-cell table:style-name="ce3" table:formula="of:=([.E19]-[.E18])/[.E18]" office:value-type="float" office:value="0.000532268912634455" calcext:value-type="float">
            <text:p>0,000532268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27" calcext:value-type="float">
            <text:p>16827</text:p>
          </table:table-cell>
          <table:table-cell office:value-type="float" office:value="26.29759789" calcext:value-type="float">
            <text:p>26,29759789</text:p>
          </table:table-cell>
          <table:table-cell office:value-type="float" office:value="0.000000002733057336" calcext:value-type="float">
            <text:p>2,73E-009</text:p>
          </table:table-cell>
          <table:table-cell office:value-type="float" office:value="1.044003129" calcext:value-type="float">
            <text:p>1,04400312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27" calcext:value-type="float">
            <text:p>16827</text:p>
          </table:table-cell>
          <table:table-cell office:value-type="float" office:value="26.33680344" calcext:value-type="float">
            <text:p>26,33680344</text:p>
          </table:table-cell>
          <table:table-cell office:value-type="float" office:value="0.0000000001565102353" calcext:value-type="float">
            <text:p>1,57E-010</text:p>
          </table:table-cell>
          <table:table-cell office:value-type="float" office:value="1.044259787" calcext:value-type="float">
            <text:p>1,044259787</text:p>
          </table:table-cell>
          <table:table-cell table:style-name="ce3" table:formula="of:=([.E21]-[.E20])/[.E20]" office:value-type="float" office:value="0.000245840259354315" calcext:value-type="float">
            <text:p>0,000245840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889" calcext:value-type="float">
            <text:p>16889</text:p>
          </table:table-cell>
          <table:table-cell office:value-type="float" office:value="26.34776688" calcext:value-type="float">
            <text:p>26,34776688</text:p>
          </table:table-cell>
          <table:table-cell office:value-type="float" office:value="0.00000002394389398" calcext:value-type="float">
            <text:p>2,39E-008</text:p>
          </table:table-cell>
          <table:table-cell office:value-type="float" office:value="0.9861477017" calcext:value-type="float">
            <text:p>0,986147701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91373870381019" calcext:value-type="float">
            <text:p>0,0009137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01:34.786584427</dc:date>
    <meta:document-statistic meta:table-count="1" meta:cell-count="121" meta:object-count="0"/>
    <meta:generator>LibreOffice/4.1.4.2$Linux_X86_64 LibreOffice_project/410m0$Build-2</meta:generator>
  </office:meta>
</office:document-meta>
</file>